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Arial, 'Microsoft Yahei', STXihei, 'MS PGothi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8729in" style:rel-column-width="36651*"/>
    </style:style>
    <style:style style:name="Table2.B" style:family="table-column">
      <style:table-column-properties style:column-width="1.4396in" style:rel-column-width="13623*"/>
    </style:style>
    <style:style style:name="Table2.C" style:family="table-column">
      <style:table-column-properties style:column-width="1.6125in" style:rel-column-width="1526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8729in" style:rel-column-width="36651*"/>
    </style:style>
    <style:style style:name="Table3.B" style:family="table-column">
      <style:table-column-properties style:column-width="1.4396in" style:rel-column-width="13623*"/>
    </style:style>
    <style:style style:name="Table3.C" style:family="table-column">
      <style:table-column-properties style:column-width="1.6125in" style:rel-column-width="1526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8729in" style:rel-column-width="36651*"/>
    </style:style>
    <style:style style:name="Table1.B" style:family="table-column">
      <style:table-column-properties style:column-width="1.4396in" style:rel-column-width="13623*"/>
    </style:style>
    <style:style style:name="Table1.C" style:family="table-column">
      <style:table-column-properties style:column-width="1.6125in" style:rel-column-width="152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language="zxx" fo:country="none" officeooo:rsid="000c0c35" officeooo:paragraph-rsid="000c0c35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c0c35" officeooo:paragraph-rsid="000c0c35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c0c35" officeooo:paragraph-rsid="0017f632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paragraph-rsid="000c0c35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fo:font-weight="bold" officeooo:rsid="0015fd46" officeooo:paragraph-rsid="0015fd46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paragraph-properties fo:text-align="start" style:justify-single-word="false"/>
      <style:text-properties fo:language="zxx" fo:country="none" officeooo:rsid="0017f632" officeooo:paragraph-rsid="0017f632" style:language-asian="zxx" style:country-asian="none" style:language-complex="zxx" style:country-complex="none"/>
    </style:style>
    <style:style style:name="P8" style:family="paragraph" style:parent-style-name="Table_20_Contents">
      <style:text-properties fo:font-weight="bold" officeooo:rsid="00147ae3" officeooo:paragraph-rsid="00147ae3" style:font-weight-asian="bold" style:font-weight-complex="bold"/>
    </style:style>
    <style:style style:name="P9" style:family="paragraph" style:parent-style-name="Table_20_Contents">
      <style:text-properties fo:font-weight="bold" officeooo:rsid="00147ae3" officeooo:paragraph-rsid="0015fd4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5fd46" officeooo:paragraph-rsid="0015fd4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5fd46" officeooo:paragraph-rsid="0015fd46"/>
    </style:style>
    <style:style style:name="P12" style:family="paragraph" style:parent-style-name="Subtitle">
      <style:paragraph-properties fo:text-align="start" style:justify-single-word="false"/>
    </style:style>
    <style:style style:name="P13" style:family="paragraph" style:parent-style-name="Subtitle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Title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c0c35" officeooo:paragraph-rsid="002b20ad" style:language-asian="zxx" style:country-asian="none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language="zxx" fo:country="none" officeooo:rsid="0028eafb" officeooo:paragraph-rsid="0028eafb" style:language-asian="zxx" style:country-asian="none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fo:language="zxx" fo:country="none" officeooo:rsid="000d2761" officeooo:paragraph-rsid="0017f632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0d2761" officeooo:paragraph-rsid="0017f632" style:language-asian="zxx" style:country-asian="none" style:language-complex="zxx" style:country-complex="none"/>
    </style:style>
    <style:style style:name="P19" style:family="paragraph" style:parent-style-name="Standard" style:list-style-name="L10">
      <style:paragraph-properties fo:text-align="justify" style:justify-single-word="false"/>
      <style:text-properties fo:language="zxx" fo:country="none" officeooo:rsid="002b20ad" officeooo:paragraph-rsid="002b20ad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2b20ad" officeooo:paragraph-rsid="002b20ad" style:language-asian="zxx" style:country-asian="none" style:language-complex="zxx" style:country-complex="none"/>
    </style:style>
    <style:style style:name="P21" style:family="paragraph" style:parent-style-name="Standard" style:list-style-name="L1">
      <style:text-properties fo:language="zxx" fo:country="none" officeooo:rsid="002b20ad" officeooo:paragraph-rsid="002b20ad" style:language-asian="zxx" style:country-asian="none" style:language-complex="zxx" style:country-complex="none"/>
    </style:style>
    <style:style style:name="P22" style:family="paragraph" style:parent-style-name="Standard" style:list-style-name="L2">
      <style:text-properties fo:language="zxx" fo:country="none" officeooo:rsid="002b20ad" officeooo:paragraph-rsid="002b20ad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paragraph-rsid="0017f632" style:language-asian="zxx" style:country-asian="none" style:language-complex="zxx" style:country-complex="none"/>
    </style:style>
    <style:style style:name="P24" style:family="paragraph" style:parent-style-name="Standard" style:list-style-name="L2">
      <style:text-properties fo:language="zxx" fo:country="none" officeooo:rsid="002cbcd7" officeooo:paragraph-rsid="002cbcd7" style:language-asian="zxx" style:country-asian="none" style:language-complex="zxx" style:country-complex="none"/>
    </style:style>
    <style:style style:name="P25" style:family="paragraph" style:parent-style-name="Text_20_body">
      <style:paragraph-properties fo:text-align="justify" style:justify-single-word="false"/>
      <style:text-properties fo:language="zxx" fo:country="none" officeooo:rsid="00113f13" officeooo:paragraph-rsid="00113f13" style:language-asian="zxx" style:country-asian="none" style:language-complex="zxx" style:country-complex="none"/>
    </style:style>
    <style:style style:name="P26" style:family="paragraph" style:parent-style-name="Text_20_body">
      <style:text-properties officeooo:paragraph-rsid="0015fd46"/>
    </style:style>
    <style:style style:name="P27" style:family="paragraph" style:parent-style-name="Text_20_body">
      <style:text-properties officeooo:paragraph-rsid="00316c96"/>
    </style:style>
    <style:style style:name="P28" style:family="paragraph" style:parent-style-name="Text_20_body">
      <style:text-properties officeooo:rsid="0015fd46" officeooo:paragraph-rsid="00316c96"/>
    </style:style>
    <style:style style:name="P29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Heading_20_2">
      <style:text-properties fo:language="zxx" fo:country="none" officeooo:rsid="002b20ad" officeooo:paragraph-rsid="002b20ad" style:language-asian="zxx" style:country-asian="none" style:language-complex="zxx" style:country-complex="none"/>
    </style:style>
    <style:style style:name="P31" style:family="paragraph" style:parent-style-name="Heading_20_2">
      <style:text-properties officeooo:paragraph-rsid="002b20ad"/>
    </style:style>
    <style:style style:name="P32" style:family="paragraph" style:parent-style-name="Table_20_Contents">
      <style:text-properties officeooo:rsid="0015fd46" officeooo:paragraph-rsid="002fc7e6"/>
    </style:style>
    <style:style style:name="P33" style:family="paragraph" style:parent-style-name="Table_20_Contents">
      <style:paragraph-properties fo:text-align="center" style:justify-single-word="false"/>
      <style:text-properties officeooo:rsid="0015fd46" officeooo:paragraph-rsid="00316c96"/>
    </style:style>
    <style:style style:name="P34" style:family="paragraph" style:parent-style-name="Table_20_Contents">
      <style:text-properties officeooo:rsid="0015fd46" officeooo:paragraph-rsid="00316c96"/>
    </style:style>
    <style:style style:name="P35" style:family="paragraph" style:parent-style-name="Table_20_Contents">
      <style:text-properties officeooo:rsid="002fc7e6" officeooo:paragraph-rsid="002fc7e6"/>
    </style:style>
    <style:style style:name="P36" style:family="paragraph" style:parent-style-name="Table_20_Contents">
      <style:text-properties officeooo:rsid="00316c96" officeooo:paragraph-rsid="00316c96"/>
    </style:style>
    <style:style style:name="P37" style:family="paragraph" style:parent-style-name="Table_20_Contents">
      <style:paragraph-properties fo:text-align="center" style:justify-single-word="false"/>
      <style:text-properties officeooo:rsid="00316c96" officeooo:paragraph-rsid="00316c96"/>
    </style:style>
    <style:style style:name="P38" style:family="paragraph" style:parent-style-name="Table_20_Contents">
      <style:text-properties fo:font-weight="bold" officeooo:rsid="00147ae3" officeooo:paragraph-rsid="00316c9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15fd46" officeooo:paragraph-rsid="00316c96" style:font-weight-asian="bold" style:font-weight-complex="bold"/>
    </style:style>
    <style:style style:name="P40" style:family="paragraph" style:parent-style-name="Heading_20_3">
      <style:text-properties officeooo:rsid="00316c96" officeooo:paragraph-rsid="00316c96"/>
    </style:style>
    <style:style style:name="P41" style:family="paragraph" style:parent-style-name="Heading_20_3">
      <style:text-properties officeooo:paragraph-rsid="00316c96"/>
    </style:style>
    <style:style style:name="T1" style:family="text">
      <style:text-properties officeooo:rsid="000c0c35"/>
    </style:style>
    <style:style style:name="T2" style:family="text">
      <style:text-properties fo:language="zxx" fo:country="none" officeooo:rsid="002b20ad" style:language-asian="zxx" style:country-asian="none" style:language-complex="zxx" style:country-complex="none"/>
    </style:style>
    <style:style style:name="T3" style:family="text">
      <style:text-properties fo:language="zxx" fo:country="none" officeooo:rsid="002cbcd7" style:language-asian="zxx" style:country-asian="none" style:language-complex="zxx" style:country-complex="none"/>
    </style:style>
    <style:style style:name="T4" style:family="text">
      <style:text-properties fo:language="zxx" fo:country="none" officeooo:rsid="002e7e61" style:language-asian="zxx" style:country-asian="none" style:language-complex="zxx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7f632"/>
    </style:style>
    <style:style style:name="T7" style:family="text">
      <style:text-properties officeooo:rsid="001a7d0e"/>
    </style:style>
    <style:style style:name="T8" style:family="text">
      <style:text-properties officeooo:rsid="0028eafb"/>
    </style:style>
    <style:style style:name="T9" style:family="text">
      <style:text-properties officeooo:rsid="002a3eba"/>
    </style:style>
    <style:style style:name="T10" style:family="text">
      <style:text-properties officeooo:rsid="002cbcd7"/>
    </style:style>
    <style:style style:name="T11" style:family="text">
      <style:text-properties officeooo:rsid="00316c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puesta <text:span text:style-name="T7">de asesoría en detección de impresión defectuososa mediante imágenes</text:span></text:p>
      <text:p text:style-name="P2"/>
      <text:p text:style-name="P13">Iván Lillo V<text:span text:style-name="T6">allés</text:span></text:p>
      <text:p text:style-name="P7">ialillo@gmail.com</text:p>
      <text:p text:style-name="P12"><text:span text:style-name="T8">30</text:span> de <text:span text:style-name="T8">mayo</text:span> de 201<text:span text:style-name="T8">8</text:span></text:p>
      <text:p text:style-name="P3">_________________________________________________________________________________</text:p>
      <text:p text:style-name="P3"/>
      <text:h text:style-name="P29" text:outline-level="1">Antecedentes</text:h>
      <text:p text:style-name="P16">La asesoría <text:span text:style-name="T9">c</text:span>onsidera el d<text:span text:style-name="T1">esarrollo de método</text:span>s<text:span text:style-name="T1"> de determinación automática de </text:span>problemas de impresión en cajas Wenco, <text:span text:style-name="T9">línea </text:span>Carto<text:span text:style-name="T9">n</text:span>plast. </text:p>
      <text:p text:style-name="P4"/>
      <text:p text:style-name="P17">Se provee de <text:span text:style-name="T9">muestras de errores comunes que es deseable identificar:</text:span></text:p>
      <text:p text:style-name="P17"/>
      <text:list xml:id="list5901582747085320917" text:style-name="L10">
        <text:list-item>
          <text:p text:style-name="P19">Descuadre de registros</text:p>
        </text:list-item>
        <text:list-item>
          <text:p text:style-name="P19">Tinta embotada</text:p>
        </text:list-item>
        <text:list-item>
          <text:p text:style-name="P19">Ausencia de impresión</text:p>
        </text:list-item>
        <text:list-item>
          <text:p text:style-name="P19">Manchas fuera del área de impresión</text:p>
        </text:list-item>
      </text:list>
      <text:p text:style-name="P18"/>
      <text:p text:style-name="P23"><text:span text:style-name="T1">Se consideran tres áreas para la ejecución de la asesoría: proponer algoritmos de procesamiento de imágenes adecuados al problema, especificar el sistema de captura de imágenes, y el entrenamiento y evaluación del sistema.</text:span></text:p>
      <text:h text:style-name="P31" text:outline-level="2"><text:span text:style-name="T2">Algoritmos de procesamiento de imágenes adecuados al problema</text:span></text:h>
      <text:list xml:id="list4390418676449832468" text:style-name="L1">
        <text:list-item>
          <text:p text:style-name="P21">Determinación de herramientas de software a usar.</text:p>
        </text:list-item>
        <text:list-item>
          <text:p text:style-name="P21">Determinación de mediciones a realizar en las imágenes para cada problema reportado.</text:p>
        </text:list-item>
        <text:list-item>
          <text:p text:style-name="P21">Definición de parámetros entrenables de los algoritmos.</text:p>
        </text:list-item>
        <text:list-item>
          <text:p text:style-name="P21">Escalado y ajustes para obtener el rendimiento adecuado de imágenes/tiempo.</text:p>
        </text:list-item>
      </text:list>
      <text:p text:style-name="P1"><text:s/></text:p>
      <text:h text:style-name="P30" text:outline-level="2">Especifición del sistema de captura de imágenes</text:h>
      <text:list xml:id="list7767542432821443523" text:style-name="L2">
        <text:list-item>
          <text:p text:style-name="P22">Definición de estructura de captura de imágenes (iluminación, cámara, lente, distancia de trabajo, entre otros).</text:p>
        </text:list-item>
        <text:list-item>
          <text:p text:style-name="P22">Definición de hardware necesario para operar el sistema en planta.</text:p>
        </text:list-item>
        <text:list-item>
          <text:p text:style-name="P22">Defini<text:span text:style-name="T11">ción de</text:span> sistemas de compartir información para tomar acciones correctivas ante problemas detectados.</text:p>
        </text:list-item>
      </text:list>
      <text:p text:style-name="P20"/>
      <text:p text:style-name="P15"/>
      <text:p text:style-name="P15"/>
      <text:h text:style-name="Heading_20_2" text:outline-level="2"><text:soft-page-break/><text:span text:style-name="T10">E</text:span>ntrenamiento y evaluación del sistema</text:h>
      <text:list xml:id="list91156452859430" text:continue-numbering="true" text:style-name="L2">
        <text:list-item>
          <text:p text:style-name="P24">Definir procedimientos de captura para generar base de datos para entrenar el sistema.</text:p>
        </text:list-item>
        <text:list-item>
          <text:p text:style-name="P24">Determinación y caracterización de imágenes con problemas.</text:p>
        </text:list-item>
        <text:list-item>
          <text:p text:style-name="P24">Entrenamiento de sistemas de detección de problemas usando la base de datos anotada.</text:p>
        </text:list-item>
        <text:list-item>
          <text:p text:style-name="P24">Evaluación preliminar de sistema y correcciones.</text:p>
        </text:list-item>
        <text:list-item>
          <text:p text:style-name="P24">Evaluación final y entrega.</text:p>
        </text:list-item>
      </text:list>
      <text:p text:style-name="P15"/>
      <text:p text:style-name="P5"/>
      <text:p text:style-name="P25">En una revisión preliminar de las imágenes suministradas <text:span text:style-name="T10">de problemas de impresión </text:span>se estima que <text:s/><text:span text:style-name="T10">crear un sistema</text:span> automático <text:span text:style-name="T10">de detección </text:span><text:span text:style-name="T5">es factible</text:span>, mientras se realice una captura controlada, estructurada y <text:s/>repetible, y que las imágenes sean de una resolución suficiente. </text:p>
      <text:p text:style-name="Text_20_body"><text:span text:style-name="T3">En función de los documentos suministrados, dado que se requiere analizar en detalle el área de impresión, que es de unas 46'' de ancho, se propone usar una cámara industrial de </text:span><text:span text:style-name="T4">mínimo </text:span><text:span text:style-name="T3">18 Mpx y 5 fps. </text:span><text:span text:style-name="T4">Una buena opción es la cámara de FLIR modelo BFS-U3-200S6C-C, de 20 Mpx y 18 fps, que dispone un sensor de 1'' que sería ideal para el propósito de la captura. Otra posibilidad es la cámara IDS UI-3590LE, que es robusta y probada dentro del campo del procesamiento de imágenes, con 18 Mpx y 5 fps. Dependerá de la configuración del sistema de captura el lente que se debe colocar y la iluminación necesaria para la captura.</text:span></text:p>
      <text:h text:style-name="Heading_20_1" text:outline-level="1">Tiempos de ejecución y costos</text:h>
      <text:p text:style-name="P28">El costo por hora de asesoría es 1.<text:span text:style-name="T11">5</text:span> UF bruto ($<text:span text:style-name="T11">40.613</text:span> al <text:span text:style-name="T11">30</text:span>/0<text:span text:style-name="T11">5</text:span>/201<text:span text:style-name="T11">8</text:span>)</text:p>
      <text:h text:style-name="P40" text:outline-level="3">Algoritmo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Tarea</text:p>
          </table:table-cell>
          <table:table-cell table:style-name="Table2.A1" office:value-type="string">
            <text:p text:style-name="P10">Horas asignadas</text:p>
          </table:table-cell>
          <table:table-cell table:style-name="Table2.C1" office:value-type="string">
            <text:p text:style-name="P10">Costo total</text:p>
          </table:table-cell>
        </table:table-row>
        <table:table-row>
          <table:table-cell table:style-name="Table2.A2" office:value-type="string">
            <text:p text:style-name="P32"><text:span text:style-name="T2">Determinación de herramientas de software a usar</text:span>.</text:p>
          </table:table-cell>
          <table:table-cell table:style-name="Table2.A2" office:value-type="string">
            <text:p text:style-name="P11">2</text:p>
          </table:table-cell>
          <table:table-cell table:style-name="Table2.C2" office:value-type="string">
            <text:p text:style-name="P37">$81,226</text:p>
          </table:table-cell>
        </table:table-row>
        <table:table-row>
          <table:table-cell table:style-name="Table2.A2" office:value-type="string">
            <text:p text:style-name="P32"><text:span text:style-name="T2">Determinación de mediciones a realizar en las imágenes para cada problema reportado</text:span>.</text:p>
          </table:table-cell>
          <table:table-cell table:style-name="Table2.A2" office:value-type="string">
            <text:p text:style-name="P37">16</text:p>
          </table:table-cell>
          <table:table-cell table:style-name="Table2.C2" office:value-type="string">
            <text:p text:style-name="P33"><text:span text:style-name="T11">$649,808</text:span></text:p>
          </table:table-cell>
        </table:table-row>
        <table:table-row>
          <table:table-cell table:style-name="Table2.A2" office:value-type="string">
            <text:p text:style-name="P32"><text:span text:style-name="T2">Definición de parámetros entrenables de los algoritmos</text:span>.</text:p>
          </table:table-cell>
          <table:table-cell table:style-name="Table2.A2" office:value-type="string">
            <text:p text:style-name="P37">4</text:p>
          </table:table-cell>
          <table:table-cell table:style-name="Table2.C2" office:value-type="string">
            <text:p text:style-name="P37">$162,452</text:p>
          </table:table-cell>
        </table:table-row>
        <table:table-row>
          <table:table-cell table:style-name="Table2.A2" office:value-type="string">
            <text:p text:style-name="P35">Escalado y ajustes para obtener el rendimiento adecuado de imágenes/tiempo.</text:p>
          </table:table-cell>
          <table:table-cell table:style-name="Table2.A2" office:value-type="string">
            <text:p text:style-name="P37">10</text:p>
          </table:table-cell>
          <table:table-cell table:style-name="Table2.C2" office:value-type="string">
            <text:p text:style-name="P37">$406,130</text:p>
          </table:table-cell>
        </table:table-row>
      </table:table>
      <text:p text:style-name="Text_20_body"/>
      <text:h text:style-name="P41" text:outline-level="3"><text:span text:style-name="T11">Especificación de sistema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Tarea</text:p>
          </table:table-cell>
          <table:table-cell table:style-name="Table3.A1" office:value-type="string">
            <text:p text:style-name="P10">Horas asignadas</text:p>
          </table:table-cell>
          <table:table-cell table:style-name="Table3.C1" office:value-type="string">
            <text:p text:style-name="P10">Costo total</text:p>
          </table:table-cell>
        </table:table-row>
        <table:table-row>
          <table:table-cell table:style-name="Table3.A2" office:value-type="string">
            <text:p text:style-name="P34"><text:span text:style-name="T2">Definición de estructura de captura de imágenes (iluminación, cámara, lente, distancia de trabajo, entre otros)</text:span> </text:p>
          </table:table-cell>
          <table:table-cell table:style-name="Table3.A2" office:value-type="string">
            <text:p text:style-name="P37">6</text:p>
          </table:table-cell>
          <table:table-cell table:style-name="Table3.C2" office:value-type="string">
            <text:p text:style-name="P37">$243,678</text:p>
          </table:table-cell>
        </table:table-row>
        <table:table-row>
          <table:table-cell table:style-name="Table3.A2" office:value-type="string">
            <text:p text:style-name="P36">Definición de hardware necesario para operar el sistema en planta.</text:p>
          </table:table-cell>
          <table:table-cell table:style-name="Table3.A2" office:value-type="string">
            <text:p text:style-name="P37">4</text:p>
          </table:table-cell>
          <table:table-cell table:style-name="Table3.C2" office:value-type="string">
            <text:p text:style-name="P37">$162,452</text:p>
          </table:table-cell>
        </table:table-row>
        <table:table-row>
          <table:table-cell table:style-name="Table3.A2" office:value-type="string">
            <text:p text:style-name="P36">Definición de sistemas de compartir información para tomar acciones correctivas ante problemas detectados.</text:p>
          </table:table-cell>
          <table:table-cell table:style-name="Table3.A2" office:value-type="string">
            <text:p text:style-name="P37">4</text:p>
          </table:table-cell>
          <table:table-cell table:style-name="Table3.C2" office:value-type="string">
            <text:p text:style-name="P37">$162,452</text:p>
          </table:table-cell>
        </table:table-row>
      </table:table>
      <text:p text:style-name="P26"/>
      <text:h text:style-name="P40" text:outline-level="3"><text:soft-page-break/>Evaluació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8">Tarea</text:p>
          </table:table-cell>
          <table:table-cell table:style-name="Table1.A1" office:value-type="string">
            <text:p text:style-name="P39">Horas asignadas</text:p>
          </table:table-cell>
          <table:table-cell table:style-name="Table1.C1" office:value-type="string">
            <text:p text:style-name="P39">Costo total</text:p>
          </table:table-cell>
        </table:table-row>
        <table:table-row>
          <table:table-cell table:style-name="Table1.A2" office:value-type="string">
            <text:p text:style-name="P36">Definir procedimientos de captura para generar base de datos para entrenar el sistema.</text:p>
          </table:table-cell>
          <table:table-cell table:style-name="Table1.A2" office:value-type="string">
            <text:p text:style-name="P37">3</text:p>
          </table:table-cell>
          <table:table-cell table:style-name="Table1.C2" office:value-type="string">
            <text:p text:style-name="P37">$121,839</text:p>
          </table:table-cell>
        </table:table-row>
        <table:table-row>
          <table:table-cell table:style-name="Table1.A2" office:value-type="string">
            <text:p text:style-name="P36">Determinación y caracterización de imágenes con problemas.</text:p>
          </table:table-cell>
          <table:table-cell table:style-name="Table1.A2" office:value-type="string">
            <text:p text:style-name="P37">4</text:p>
          </table:table-cell>
          <table:table-cell table:style-name="Table1.C2" office:value-type="string">
            <text:p text:style-name="P37">$162,452</text:p>
          </table:table-cell>
        </table:table-row>
        <table:table-row>
          <table:table-cell table:style-name="Table1.A2" office:value-type="string">
            <text:p text:style-name="P36">Entrenamiento de sistemas de detección de problemas usando la base de datos anotada.</text:p>
          </table:table-cell>
          <table:table-cell table:style-name="Table1.A2" office:value-type="string">
            <text:p text:style-name="P37">6</text:p>
          </table:table-cell>
          <table:table-cell table:style-name="Table1.C2" office:value-type="string">
            <text:p text:style-name="P37">$243,678</text:p>
          </table:table-cell>
        </table:table-row>
        <table:table-row>
          <table:table-cell table:style-name="Table1.A2" office:value-type="string">
            <text:p text:style-name="P36">Evaluación preliminar de sistema y correcciones.</text:p>
          </table:table-cell>
          <table:table-cell table:style-name="Table1.A2" office:value-type="string">
            <text:p text:style-name="P37">4</text:p>
          </table:table-cell>
          <table:table-cell table:style-name="Table1.C2" office:value-type="string">
            <text:p text:style-name="P37">$162,452</text:p>
          </table:table-cell>
        </table:table-row>
        <table:table-row>
          <table:table-cell table:style-name="Table1.A2" office:value-type="string">
            <text:p text:style-name="P36">Evaluación final y entrega.</text:p>
          </table:table-cell>
          <table:table-cell table:style-name="Table1.A2" office:value-type="string">
            <text:p text:style-name="P37">4</text:p>
          </table:table-cell>
          <table:table-cell table:style-name="Table1.C2" office:value-type="string">
            <text:p text:style-name="P37">$162,452</text:p>
          </table:table-cell>
        </table:table-row>
      </table:table>
      <text:p text:style-name="P27"/>
      <text:p text:style-name="P6">Total costo asesoría : $<text:span text:style-name="T11">2.721.07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Arial, 'Microsoft Yahei', STXihei, 'MS PGothi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333333" fo:font-size="120%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33333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color="#666666" fo:font-size="1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fo:font-size="105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666666" fo:font-size="14pt" fo:font-weight="bold" style:font-size-asian="101%" style:font-weight-asian="bold" style:font-size-complex="101%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1:59:30.321543322</meta:creation-date>
    <dc:date>2018-06-01T09:11:55.800760085</dc:date>
    <meta:editing-duration>PT1H11M21S</meta:editing-duration>
    <meta:editing-cycles>14</meta:editing-cycles>
    <meta:generator>LibreOffice/5.1.6.2$Linux_X86_64 LibreOffice_project/10m0$Build-2</meta:generator>
    <meta:document-statistic meta:table-count="3" meta:image-count="0" meta:object-count="0" meta:page-count="3" meta:paragraph-count="82" meta:word-count="590" meta:character-count="3884" meta:non-whitespace-character-count="3385"/>
  </office:meta>
</office:document-meta>
</file>